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3b5"/>
    </style:style>
    <style:style style:name="P2" style:family="paragraph" style:parent-style-name="Standard">
      <style:paragraph-properties fo:text-align="start" style:justify-single-word="false"/>
      <style:text-properties officeooo:paragraph-rsid="000d13b5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0d13b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d13b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0d13b5"/>
    </style:style>
    <style:style style:name="T1" style:family="text">
      <style:text-properties officeooo:rsid="000d13b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d13b5"/>
    </style:style>
    <style:style style:name="T4" style:family="text">
      <style:text-properties officeooo:rsid="00123d93"/>
    </style:style>
    <style:style style:name="T5" style:family="text">
      <style:text-properties officeooo:rsid="000bb73f"/>
    </style:style>
    <style:style style:name="T6" style:family="text">
      <style:text-properties officeooo:rsid="0013b797"/>
    </style:style>
    <style:style style:name="T7" style:family="text">
      <style:text-properties style:text-position="33% 80%"/>
    </style:style>
    <style:style style:name="T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" style:data-style-name="N0">2</text:variable-set>: Kepler’s Laws</text:p>
      <text:list xml:id="list8508449020173535031" text:style-name="L1">
        <text:list-item>
          <text:p text:style-name="P4">The Earth has a minimum distance from the Sun of 1.471 x 10<text:span text:style-name="T2">11</text:span>m. <text:s/>Its maximum distance from the Sun is 1.521 x 10<text:span text:style-name="T2">11</text:span> m. <text:s/>What is the eccentricity of the Earth<text:span text:style-name="T4">'s orbit</text:span>?</text:p>
        </text:list-item>
      </text:list>
      <text:p text:style-name="P2"/>
      <text:p text:style-name="P2"/>
      <text:p text:style-name="P2"/>
      <text:p text:style-name="P2"/>
      <text:list xml:id="list210659853825701" text:continue-numbering="true" text:style-name="L1">
        <text:list-item>
          <text:p text:style-name="P4">Pluto has a maximum distance from the sun of 7.311 x 10<text:span text:style-name="T2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0659322908896" text:continue-numbering="true" text:style-name="L1">
        <text:list-item>
          <text:p text:style-name="P4">The Earth has an average distance from the Sun of 1.496 x 10<text:span text:style-name="T2">11</text:span>m. <text:s/>It takes the earth 365.24 days to orbit the sun. <text:s/>Pluto has an average orbital radius is 5.874 x 10<text:span text:style-name="T2">12</text:span> m. <text:s/>What is the time it takes <text:span text:style-name="T5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0658861925164" text:continue-numbering="true" text:style-name="L1">
        <text:list-item>
          <text:p text:style-name="P4">Ceres is a dwarf planet in the asteroid belt. <text:s/>Its average distance from the sun is 4.138 x 10<text:span text:style-name="T2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0658660123976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2">14</text:span> m. <text:s/>It's average distance from the sun is 7.758 x 10<text:span text:style-name="T2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658419165191" text:continue-numbering="true" text:style-name="L1">
        <text:list-item>
          <text:list>
            <text:list-item>
              <text:p text:style-name="P5">The average orbital velocity of <text:span text:style-name="T6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659993862689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0659424938192" text:continue-numbering="true" text:style-name="L1">
        <text:list-item>
          <text:p text:style-name="P4"><text:soft-page-break/>Io is 4.217 x 10<text:span text:style-name="T2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659014675974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658733764989" text:continue-numbering="true" text:style-name="L1">
        <text:list-item>
          <text:p text:style-name="P4">The moon has a minimum distance from the earth of 3.625 x 10<text:span text:style-name="T2">8</text:span> m. Its average distance is 3.844 x 10<text:span text:style-name="T2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59685020723" text:continue-numbering="true" text:style-name="L1">
        <text:list-item>
          <text:list>
            <text:list-item>
              <text:p text:style-name="P4">In 1 billion years, the moon will be 4.844 x 10<text:span text:style-name="T2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59418659913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7">20</text:span><text:span text:style-name="T8"> meters. <text:s/>What is the time it would take a star with an orbital radius of <text:s/>3.5×10</text:span><text:span text:style-name="T7">12</text:span><text:span text:style-name="T8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d13b5"/>
    </style:style>
    <style:style style:name="MT2" style:family="text">
      <style:text-properties style:text-position="super 58%" officeooo:rsid="000d13b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4-01-22T17:13:59.304925245" text:fixed="true" text:date-adjust="PT24H00M00S">01/23/14</text:date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13:59.461958014</meta:creation-date>
    <meta:editing-duration>P0D</meta:editing-duration>
    <meta:editing-cycles>2</meta:editing-cycles>
    <meta:generator>LibreOffice/4.1.4.2$Linux_X86_64 LibreOffice_project/410$Build-2</meta:generator>
    <dc:date>2014-01-22T17:14:28.984270149</dc:date>
    <meta:document-statistic meta:table-count="0" meta:image-count="1" meta:object-count="0" meta:page-count="2" meta:paragraph-count="19" meta:word-count="427" meta:character-count="2200" meta:non-whitespace-character-count="1770"/>
  </office:meta>
</office:document-meta>
</file>